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>
      <style:text-properties officeooo:rsid="000f3e82" officeooo:paragraph-rsid="000f3e82"/>
    </style:style>
    <style:style style:name="T1" style:family="text">
      <style:text-properties officeooo:rsid="000f3e82"/>
    </style:style>
    <style:style style:name="T2" style:family="text">
      <style:text-properties officeooo:rsid="0014347f"/>
    </style:style>
    <style:style style:name="T3" style:family="text">
      <style:text-properties officeooo:rsid="00143f31"/>
    </style:style>
    <style:style style:name="T4" style:family="text">
      <style:text-properties officeooo:rsid="0014f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</text:span><text:span text:style-name="T2">utenti che hanno completato il loro ciclo scolastic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4">Sara deve inviare notifica di mancato pagamento dell'ultima rata ad alcuni utenti e </text:span><text:span text:style-name="T1">necessita di visualizzare l'elenco de</text:span><text:span text:style-name="T3">gli utenti che hanno portato a termine il loro ciclo scolastico.</text:span></text:p>
            <text:p text:style-name="P2">2. <text:span text:style-name="T1">Sara accede ad @silo: viene visualizzata una finestra di login; Sara accede al sistema digitando </text:span><text:span text:style-name="T4">le sue credenziali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</text:span><text:span text:style-name="T3">che hanno completato il loro ciclo scolastico </text:span><text:span text:style-name="T1">cliccando sul pulsante “</text:span><text:span text:style-name="T3">Ciclo scolastico completato</text:span><text:span text:style-name="T1">”.</text:span></text:p>
            <text:p text:style-name="P6">5. @silo elabora l'informazione ricevuta e visualizza l'elenco richiesto.</text:p>
            <text:p text:style-name="P6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T6M49S</meta:editing-duration>
    <meta:editing-cycles>5</meta:editing-cycles>
    <meta:generator>LibreOffice/3.6$MacOSX_x86 LibreOffice_project/da8c1e6-fd468f4-454e206-f42a4a9-143cfd</meta:generator>
    <dc:date>2012-10-16T23:35:13</dc:date>
    <meta:document-statistic meta:table-count="1" meta:image-count="0" meta:object-count="0" meta:page-count="1" meta:paragraph-count="11" meta:word-count="135" meta:character-count="927" meta:non-whitespace-character-count="802"/>
  </office:meta>
</office:document-meta>
</file>